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in"/>
      </text:list-level-style-number>
      <text:list-level-style-number text:level="2" style:num-format="">
        <style:list-level-properties text:space-before="0in" text:min-label-width="0in"/>
      </text:list-level-style-number>
      <text:list-level-style-number text:level="3" style:num-format="">
        <style:list-level-properties text:space-before="0in" text:min-label-width="0in"/>
      </text:list-level-style-number>
      <text:list-level-style-number text:level="4" style:num-format="">
        <style:list-level-properties text:space-before="0in" text:min-label-width="0in"/>
      </text:list-level-style-number>
      <text:list-level-style-number text:level="5" style:num-format="">
        <style:list-level-properties text:space-before="0in" text:min-label-width="0in"/>
      </text:list-level-style-number>
      <text:list-level-style-number text:level="6" style:num-format="">
        <style:list-level-properties text:space-before="0in" text:min-label-width="0in"/>
      </text:list-level-style-number>
      <text:list-level-style-number text:level="7" style:num-format="">
        <style:list-level-properties text:space-before="0in" text:min-label-width="0in"/>
      </text:list-level-style-number>
      <text:list-level-style-number text:level="8" style:num-format="">
        <style:list-level-properties text:space-before="0in" text:min-label-width="0in"/>
      </text:list-level-style-number>
      <text:list-level-style-number text:level="9" style:num-format="">
        <style:list-level-properties text:space-before="0in" text:min-label-width="0in"/>
      </text:list-level-style-number>
    </text:list-style>
    <text:list-style style:name="LFO2">
      <text:list-level-style-number text:level="1" text:style-name="WW_CharLFO2LVL1" style:num-suffix="." style:num-format="I" text:start-value="3">
        <style:list-level-properties text:space-before="0in" text:min-label-width="0.5in"/>
      </text:list-level-style-number>
    </text:list-style>
    <style:style style:name="P1" style:parent-style-name="Обычный" style:master-page-name="MP0" style:family="paragraph">
      <style:paragraph-properties fo:break-before="page" fo:text-align="justify">
        <style:tab-stops>
          <style:tab-stop style:type="left" style:position="0.125in"/>
          <style:tab-stop style:type="left" style:position="0.375in"/>
        </style:tab-stops>
      </style:paragraph-properties>
    </style:style>
    <style:style style:name="P2" style:parent-style-name="Обычный" style:family="paragraph">
      <style:paragraph-properties fo:text-align="justify">
        <style:tab-stops>
          <style:tab-stop style:type="left" style:position="0.125in"/>
          <style:tab-stop style:type="left" style:position="0.375in"/>
        </style:tab-stops>
      </style:paragraph-properties>
    </style:style>
    <style:style style:name="T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P9" style:parent-style-name="Обычный" style:family="paragraph">
      <style:paragraph-properties fo:text-align="justify" fo:margin-left="0.125in">
        <style:tab-stops>
          <style:tab-stop style:type="left" style:position="0in"/>
        </style:tab-stops>
      </style:paragraph-properties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justify" fo:margin-left="0.125in">
        <style:tab-stops>
          <style:tab-stop style:type="left" style:position="0in"/>
        </style:tab-stops>
      </style:paragraph-properties>
    </style:style>
    <style:style style:name="T1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P21" style:parent-style-name="Обычный" style:family="paragraph">
      <style:paragraph-properties fo:text-align="justify"/>
    </style:style>
    <style:style style:name="T2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P24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2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30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31" style:parent-style-name="Standard" style:family="paragraph">
      <style:paragraph-properties fo:text-align="justify"/>
    </style:style>
    <style:style style:name="T3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3" style:parent-style-name="Standard" style:family="paragraph">
      <style:paragraph-properties fo:text-align="justify"/>
    </style:style>
    <style:style style:name="T3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6" style:parent-style-name="Обычный" style:family="paragraph">
      <style:paragraph-properties fo:text-align="justify"/>
    </style:style>
    <style:style style:name="T37" style:parent-style-name="Основнойшрифтабзаца" style:family="text">
      <style:text-properties fo:font-weight="bold" style:font-weight-asian="bold" fo:font-size="14pt" style:font-size-asian="14pt" style:font-size-complex="14pt" style:language-asian="ru" style:country-asian="RU"/>
    </style:style>
    <style:style style:name="T38" style:parent-style-name="Основнойшрифтабзаца" style:family="text">
      <style:text-properties fo:font-weight="bold" style:font-weight-asian="bold" fo:font-size="14pt" style:font-size-asian="14pt" style:font-size-complex="14pt" style:language-asian="ru" style:country-asian="RU"/>
    </style:style>
    <style:style style:name="P39" style:parent-style-name="Обычный" style:family="paragraph">
      <style:paragraph-properties fo:text-align="justify"/>
    </style:style>
    <style:style style:name="T4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41" style:parent-style-name="Обычный" style:family="paragraph">
      <style:paragraph-properties fo:text-align="justify"/>
    </style:style>
    <style:style style:name="T42" style:parent-style-name="Основнойшрифтабзаца" style:family="text">
      <style:text-properties fo:font-weight="bold" style:font-weight-asian="bold" fo:font-size="14pt" style:font-size-asian="14pt" style:font-size-complex="14pt" style:language-asian="ru" style:country-asian="RU"/>
    </style:style>
    <style:style style:name="P43" style:parent-style-name="Обычный" style:family="paragraph">
      <style:paragraph-properties fo:text-align="justify"/>
    </style:style>
    <style:style style:name="T4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45" style:parent-style-name="Standard" style:family="paragraph">
      <style:paragraph-properties fo:text-align="justify"/>
    </style:style>
    <style:style style:name="T4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9" style:parent-style-name="Standard" style:family="paragraph">
      <style:paragraph-properties fo:text-align="justify"/>
    </style:style>
    <style:style style:name="T5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1" style:parent-style-name="Standard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58" style:parent-style-name="Основнойшрифтабзаца" style:family="text">
      <style:text-properties fo:font-weight="bold" style:font-weight-asian="bold" fo:font-size="14pt" style:font-size-asian="14pt" style:font-size-complex="14pt" style:language-asian="ru" style:country-asian="RU"/>
    </style:style>
    <style:style style:name="T59" style:parent-style-name="Основнойшрифтабзаца" style:family="text">
      <style:text-properties fo:font-weight="bold" style:font-weight-asian="bold" fo:font-size="14pt" style:font-size-asian="14pt" style:font-size-complex="14pt" style:language-asian="ru" style:country-asian="RU"/>
    </style:style>
    <style:style style:name="P60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P66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P73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P77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P84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P97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98" style:parent-style-name="Основнойшрифтабзаца" style:family="text">
      <style:text-properties fo:color="#333333" fo:font-size="14pt" style:font-size-asian="14pt" style:font-size-complex="14pt"/>
    </style:style>
    <style:style style:name="T99" style:parent-style-name="Основнойшрифтабзаца" style:family="text">
      <style:text-properties fo:color="#333333" fo:font-size="14pt" style:font-size-asian="14pt" style:font-size-complex="14pt"/>
    </style:style>
    <style:style style:name="P100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P102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P107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P109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P111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P113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P118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P127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P129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P131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P133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P136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P140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P144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P146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P149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P151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P153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P155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P159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P161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P164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P167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P170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P173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P175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P177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P180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P183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P186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P190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P192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P194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P196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P198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P200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P202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P205" style:parent-style-name="Обычный" style:family="paragraph">
      <style:paragraph-properties fo:text-align="justify">
        <style:tab-stops>
          <style:tab-stop style:type="left" style:position="0.375in"/>
        </style:tab-stops>
      </style:paragraph-properties>
      <style:text-properties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206" style:parent-style-name="Обычный" style:family="paragraph">
      <style:paragraph-properties fo:text-align="justify" fo:margin-bottom="0.1944in" fo:margin-left="0in" fo:text-indent="0in">
        <style:tab-stops>
          <style:tab-stop style:type="left" style:position="0in"/>
          <style:tab-stop style:type="left" style:position="0.5in"/>
        </style:tab-stops>
      </style:paragraph-properties>
    </style:style>
    <style:style style:name="T20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08" style:parent-style-name="NormalWeb" style:family="paragraph">
      <style:paragraph-properties fo:text-align="justify" fo:margin-top="0in" fo:margin-bottom="0in" fo:line-height="100%"/>
    </style:style>
    <style:style style:name="T2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1" style:parent-style-name="Обычный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21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13" style:parent-style-name="Обычный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21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15" style:parent-style-name="Обычный" style:family="paragraph">
      <style:paragraph-properties fo:text-align="justify" fo:margin-bottom="0.1944in" fo:margin-left="0in" fo:text-indent="0in">
        <style:tab-stops>
          <style:tab-stop style:type="left" style:position="0in"/>
          <style:tab-stop style:type="left" style:position="0.5in"/>
        </style:tab-stops>
      </style:paragraph-properties>
    </style:style>
    <style:style style:name="T21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17" style:parent-style-name="Обычный" style:family="paragraph">
      <style:paragraph-properties fo:text-align="justify" fo:margin-bottom="0.1944in" fo:margin-left="0.5in">
        <style:tab-stops>
          <style:tab-stop style:type="left" style:position="-0.5in"/>
        </style:tab-stops>
      </style:paragraph-properties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min-width="0.18958in" fo:min-height="0.175in" fo:wrap-option="wrap" fo:border="0.01042in none" fo:padding-top="0.00139in" fo:padding-bottom="0.00139in" fo:padding-left="0.00139in" fo:padding-right="0.00139in" fo:background-color="#ffffff" draw:textarea-vertical-align="top" style:wrap="run-through" style:run-through="foreground" style:writing-mode="lr-tb" draw:opacity="100%" style:horizontal-rel="page" style:vertical-rel="page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><draw:frame draw:z-index="251657728" draw:id="id0" draw:style-name="a0" draw:name="Text Box 2" text:anchor-type="paragraph" svg:x="0.0625in" svg:y="0.08333in" svg:width="0.175in" svg:height="0.18958in" style:rel-width="scale" style:rel-height="scale"><draw:text-box><text:p text:style-name="Основнойтекст"/></draw:text-box><svg:desc/></draw:frame></text:p>
      <text:p text:style-name="P2"><text:span text:style-name="T3"><text:s/></text:span><text:span text:style-name="T4"><text:tab/></text:span><text:span text:style-name="T5"><text:tab/>Дата:<text:s/></text:span><text:span text:style-name="T6"><text:s/></text:span><text:span text:style-name="T7">20</text:span><text:span text:style-name="T8">.01.2020 г.</text:span></text:p>
      <text:p text:style-name="P9"><text:span text:style-name="T10">Тема урока:</text:span><text:span text:style-name="T11"><text:s/></text:span><text:span text:style-name="T12">Изучение перечня горячих клавиш и комбинаций клавиш.</text:span></text:p>
      <text:p text:style-name="P13"><text:span text:style-name="T14">Цели урока:</text:span><text:span text:style-name="T15"><text:s/>Ознакомить и формировать знания обучающихся <text:s text:c="2"/>о <text:s/></text:span><text:span text:style-name="T16">перечне горячих клавиш</text:span><text:span text:style-name="T17">; развивать у обучающихся умение<text:s/></text:span><text:span text:style-name="T18">работать на компьютере без помощи мышки</text:span><text:span text:style-name="T19">; воспитыв</text:span><text:span text:style-name="T20">ать нравственное взаимоотношение на уроке, научить умению применять полученные теоретические знания на практике</text:span></text:p>
      <text:p text:style-name="P21"><text:span text:style-name="T22">Тип урока:<text:s/></text:span><text:span text:style-name="T23">Освоение нового материала</text:span></text:p>
      <text:p text:style-name="P24"><text:span text:style-name="T25">Учебно-материальное оснащение: <text:s/></text:span><text:span text:style-name="T26">ПЭВМ.</text:span></text:p>
      <text:p text:style-name="P27"/>
      <text:p text:style-name="P28"><text:span text:style-name="T29">Ход и содержание урока</text:span></text:p>
      <text:p text:style-name="P30"/>
      <text:p text:style-name="P31"><text:span text:style-name="T32">Ход урока</text:span></text:p>
      <text:p text:style-name="P33"><text:span text:style-name="T34">I</text:span><text:span text:style-name="T35">. Организационное начало.</text:span></text:p>
      <text:p text:style-name="P36"><text:span text:style-name="T37">1. Прив</text:span><text:span text:style-name="T38">етствие.</text:span></text:p>
      <text:p text:style-name="P39"><text:span text:style-name="T40">- Здравствуйте, сегодняшний урок проведу у вас я. Зовут меня ... Присаживайтесь.</text:span></text:p>
      <text:p text:style-name="P41"><text:span text:style-name="T42">2. Проверка готовности к уроку.</text:span></text:p>
      <text:p text:style-name="P43"><text:span text:style-name="T44">- Проверьте, все ли у вас лежит на столах. У вас должны быть рабочие тетради, письменные принадлежности. Все на месте? Хорошо</text:span></text:p>
      <text:p text:style-name="P45"><text:span text:style-name="T46">II</text:span><text:span text:style-name="T47">. Рабо</text:span><text:span text:style-name="T48">та по осмыслению и усвоению нового материала.</text:span></text:p>
      <text:p text:style-name="P49"><text:span text:style-name="T50">1. Сообщение темы и цели урока.</text:span></text:p>
      <text:p text:style-name="P51"><text:span text:style-name="T52">- Открываем свои тетради и записываем число и тему сегодняшнего занятия. Сегодня<text:s/></text:span><text:span text:style-name="T53">20</text:span><text:span text:style-name="T54"><text:s/>января, <text:s/>тема: «</text:span><text:span text:style-name="T55">Изучение перечня горячих клавиш и комбинаций клавиш.</text:span><text:span text:style-name="T56"><text:s/>».</text:span></text:p>
      <text:p text:style-name="P57"><text:span text:style-name="T58">2. Изучение нового мат</text:span><text:span text:style-name="T59">ериала.</text:span></text:p>
      <text:p text:style-name="P60"><text:span text:style-name="T61">Современные компьютеры могут обрабатывать числовую, текстовую, графическую, звуковую и видеоинформацию. Для ввода в компьютер звуковой информации применяются микрофоны; сканеры, цифровые фотоаппараты и видеокамеры используются для ввода сложных гра</text:span><text:span text:style-name="T62">фических изображений, фотографий и видеофильмов; числовая и текстовая информация также может быть введена в память компьютера с помощью сканера. Но для того чтобы успешно работать на компьютере, необходимо знать клавиатуру – важнейшее устройство ввода в па</text:span><text:span text:style-name="T63">мять компьютера.<text:s/></text:span></text:p>
      <text:p text:style-name="P64"><text:span text:style-name="T65">Клавиатура — компьютерное устройство, которое располагается перед экраном дисплея и служит для набора текстов и управления компьютером с помощью клавиш, находящихся на клавиатуре. Внимательно рассмотрите клавиатуру компьютера.<text:s/></text:span></text:p>
      <text:p text:style-name="P66"><text:span text:style-name="T67">Все клавиш</text:span><text:span text:style-name="T68">и можно условно разделить на несколько групп:<text:s/></text:span></text:p>
      <text:p text:style-name="P69"><text:span text:style-name="T70">1. алфавитно-цифровые клавиши;</text:span></text:p>
      <text:p text:style-name="P71"><text:span text:style-name="T72">2. функциональные клавиши;</text:span></text:p>
      <text:p text:style-name="P73"><text:span text:style-name="T74">3. управляющие клавиши;</text:span></text:p>
      <text:p text:style-name="P75"><text:span text:style-name="T76">4. клавиши управления курсором;</text:span></text:p>
      <text:p text:style-name="P77"><text:span text:style-name="T78">5. цифровые клавиши.</text:span></text:p>
      <text:p text:style-name="P79"><text:span text:style-name="T80">В центре расположены алфавитно-цифровые клавиши, очень похожие на клавиши<text:s/></text:span><text:span text:style-name="T81">обычной пишущей машинки. На них нанесены цифры, специальные символы («!», «:», «*» и т.д.), буквы русского алфавита, латинские буквы. С помощью этих клавиш вы будете набирать всевозможные тексты, арифметические выражения,<text:s/></text:span><text:soft-page-break/><text:span text:style-name="T82">записывать свои программы. В нижне</text:span><text:span text:style-name="T83">й части клавиатуры находится большая клавиша без символов на ней – «Пробел». «Пробел» используется для отделения слов и выражений друг от друга.<text:s/></text:span></text:p>
      <text:p text:style-name="P84"><text:span text:style-name="T85">Русские клавиатуры двуязычные, поэтому на их клавишах нарисованы символы как русского, так и английского алфав</text:span><text:span text:style-name="T86">итов. В режиме русского языка набираются тексты на русском языке, английского — на английском. Алфавитно-цифровая клавиатура — основная часть клавиатуры с алфавитно-цифровыми клавишами, на которых нарисованы символы, вместе со всеми тесно прилегающими упра</text:span><text:span text:style-name="T87">вляющими клавишами.<text:s/></text:span></text:p>
      <text:p text:style-name="P88"><text:span text:style-name="T89">Виды клавиатуры отличаются друг от друга формой некоторых управляющих клавиш и расположением клавиши с символом бэкслеша \.<text:s/></text:span></text:p>
      <text:p text:style-name="P90"><text:span text:style-name="T91"><text:s/></text:span><text:span text:style-name="T92">Функциональные клавиши F1 – F12, размещенные в верхней части клавиатуры, запрограммированы на выполнение опре</text:span><text:span text:style-name="T93">деленных действий (функций). Так, очень часто клавиша F1 служит для вызова справки. Место ввода очередного символа на экране монитора отмечается мигающей черточкой – курсором. Для перемещения курсора служат клавиши управления курсором, на них изображены ст</text:span><text:span text:style-name="T94">релки, направленные вверх, вниз, влево и вправо. Эти клавиши перемещают курсор на одну позицию в соответствующем направлении. Клавиши PageUp и PageDown позволяют «листать» документ вверх и вниз, а клавиши Home и End переводят курсор в начало и конец строки</text:span><text:span text:style-name="T95">. Очень часто используются управляющие клавиши. Они не собраны в одну группу, а размещены так, чтобы их было удобно нажимать. Клавиша Enter (иногда изображается со стрелкой) завершает ввод команды и вызывает ее выполнение. При наборе текста служит для заве</text:span><text:span text:style-name="T96">ршения ввода абзаца. Клавиша Esc расположена в верхнем углу клавиатуры. Обычно служит для отказа от только что выполненного действия. Клавиши Shift, Ctrl, Alt корректируют действия других клавиш.<text:s/></text:span></text:p>
      <text:p text:style-name="P97"><text:span text:style-name="T98">ГОРЯЧИЕ КЛАВИШИ — сочетания клавиш на клавиатуре компьютера</text:span><text:span text:style-name="T99">, нажимая на которые можно выполнить действия, входящие в программу, без помощи мыши.<text:s/></text:span></text:p>
      <text:p text:style-name="P100"><text:span text:style-name="T101">Некоторые комбинации: КОМБИНАЦИЯ КЛАВИШ НАЗНАЧЕНИЕ<text:s/></text:span></text:p>
      <text:p text:style-name="P102"><text:span text:style-name="T103">Ctrl + Alt + Delete открытие окна «Диспетчер задач»<text:s/></text:span></text:p>
      <text:p text:style-name="P104"><text:span text:style-name="T105">Ctrl + Shift или Alt + Shift Переключение клавиатуры с режима вв</text:span><text:span text:style-name="T106">ода латинских букв на режим ввода русских букв и обратно<text:s/></text:span></text:p>
      <text:p text:style-name="P107"><text:span text:style-name="T108">Alt + F4 Закрыть активное окно<text:s/></text:span></text:p>
      <text:p text:style-name="P109"><text:span text:style-name="T110">Ctrl + С Скопировать в буфер обмена</text:span></text:p>
      <text:p text:style-name="P111"><text:span text:style-name="T112">Ctrl + X Вырезать в буфер обмена<text:s/></text:span></text:p>
      <text:p text:style-name="P113"><text:span text:style-name="T114">Ctrl + V Вставить из буфера обмена.<text:s/></text:span></text:p>
      <text:p text:style-name="P115"><text:span text:style-name="T116">Цифровые клавиши – при включенном индикаторе Num Lock удобн</text:span><text:span text:style-name="T117">ая клавишная панель с цифрами и знаками арифметических операций. Расположенными, как на калькуляторе. Если индикатор Num Lock выключен, то работает режим управления курсором.<text:s/></text:span></text:p>
      <text:p text:style-name="P118"><text:span text:style-name="T119">Замечание: название "Num Lock"в буквальном переводе означает "фиксация цифр" Кла</text:span><text:span text:style-name="T120">виатурные эквиваленты CTRL+Z - Отменить<text:s/></text:span></text:p>
      <text:p text:style-name="P121"><text:span text:style-name="T122">CTRL+A - Выделить все<text:s/></text:span></text:p>
      <text:p text:style-name="P123"><text:span text:style-name="T124">BACKSPACE - Перейти к папке верхнего уровня<text:s/></text:span></text:p>
      <text:p text:style-name="P125"><text:span text:style-name="T126">CTRL+TAB - Перейти из одной вкладки в другую<text:s/></text:span></text:p>
      <text:p text:style-name="P127"><text:span text:style-name="T128">F4 – Раскрыть адресную строку</text:span></text:p>
      <text:soft-page-break/>
      <text:p text:style-name="P129"><text:span text:style-name="T130">F1 - Справка<text:s/></text:span></text:p>
      <text:p text:style-name="P131"><text:span text:style-name="T132">F10- Перейти к меню<text:s/></text:span></text:p>
      <text:p text:style-name="P133"><text:span text:style-name="T134">SHIFT+F10 - Вызвать контекстное меню</text:span><text:span text:style-name="T135"><text:s/>для выделенного объекта<text:s/></text:span></text:p>
      <text:p text:style-name="P136"><text:span text:style-name="T137">CTRL+ESC - Открыть главное меню<text:s/></text:span></text:p>
      <text:p text:style-name="P138"><text:span text:style-name="T139">CTRL+ESC - Нажать на кнопку Пуск<text:s/></text:span></text:p>
      <text:p text:style-name="P140"><text:span text:style-name="T141">alt+TAB - Перейти из одного окна в другое (смена активности окна)<text:s/></text:span></text:p>
      <text:p text:style-name="P142"><text:span text:style-name="T143">alt+M - Свернуть все окна<text:s/></text:span></text:p>
      <text:p text:style-name="P144"><text:span text:style-name="T145">Win+R - Открыть окно Запуск программы<text:s/></text:span></text:p>
      <text:p text:style-name="P146"><text:span text:style-name="T147">Win+M - Свернуть все открытые<text:s/></text:span><text:span text:style-name="T148">окна<text:s/></text:span></text:p>
      <text:p text:style-name="P149"><text:span text:style-name="T150">Win+F1 - Вызвать справочную систему Windows<text:s/></text:span></text:p>
      <text:p text:style-name="P151"><text:span text:style-name="T152">Win+E - Вызвать Проводник Windows<text:s/></text:span></text:p>
      <text:p text:style-name="P153"><text:span text:style-name="T154">Win+F - Найти файл и папку<text:s/></text:span></text:p>
      <text:p text:style-name="P155"><text:span text:style-name="T156">CTRL+Win+F - Найти компьютер<text:s/></text:span></text:p>
      <text:p text:style-name="P157"><text:span text:style-name="T158">Win+Tab - Переход между приложениями Панели задач<text:s/></text:span></text:p>
      <text:p text:style-name="P159"><text:span text:style-name="T160">Win+Break - Вызвать свойства системы<text:s/></text:span></text:p>
      <text:p text:style-name="P161"><text:span text:style-name="T162">Название некоторых симв</text:span><text:span text:style-name="T163">олов: / - косая черта (слэш);<text:s/></text:span></text:p>
      <text:p text:style-name="P164"><text:span text:style-name="T165">‘<text:s/></text:span><text:span text:style-name="T166">- апостроф;</text:span></text:p>
      <text:p text:style-name="P167"><text:span text:style-name="T168"><text:s/></text:span><text:span text:style-name="T169">&amp; - амперсенд;</text:span></text:p>
      <text:p text:style-name="P170"><text:span text:style-name="T171"><text:s/></text:span><text:span text:style-name="T172">$ - доллар;<text:s/></text:span></text:p>
      <text:p text:style-name="P173"><text:span text:style-name="T174">~ - тильда;<text:s/></text:span></text:p>
      <text:p text:style-name="P175"><text:span text:style-name="T176">@ - коммерческое 'эт' (или лягушка);</text:span></text:p>
      <text:p text:style-name="P177"><text:span text:style-name="T178"><text:s/></text:span><text:span text:style-name="T179">() - 'открытая' 'закрытая' скобка;</text:span></text:p>
      <text:p text:style-name="P180"><text:span text:style-name="T181"><text:s/></text:span><text:span text:style-name="T182">[ ] - 'открытая' 'закрытая' квадратная скобка;</text:span></text:p>
      <text:p text:style-name="P183"><text:span text:style-name="T184"><text:s/></text:span><text:span text:style-name="T185">{} - 'открытая' 'закрытая' фигурная скобка;</text:span></text:p>
      <text:p text:style-name="P186"><text:span text:style-name="T187"><text:s/></text:span><text:span text:style-name="T188">&lt;</text:span><text:span text:style-name="T189"><text:s/>&gt; - знак 'меньше' 'больше';<text:s/></text:span></text:p>
      <text:p text:style-name="P190"><text:span text:style-name="T191">_ - подчеркивание;<text:s/></text:span></text:p>
      <text:p text:style-name="P192"><text:span text:style-name="T193">\ - оборотная косая черта (бэкслэш);<text:s/></text:span></text:p>
      <text:p text:style-name="P194"><text:span text:style-name="T195"># - решетка (диез);<text:s/></text:span></text:p>
      <text:p text:style-name="P196"><text:span text:style-name="T197">« » - кавычки;<text:s/></text:span></text:p>
      <text:p text:style-name="P198"><text:span text:style-name="T199">^ - крышка;<text:s/></text:span></text:p>
      <text:p text:style-name="P200"><text:span text:style-name="T201">* - звездочка.</text:span></text:p>
      <text:p text:style-name="P202"><text:span text:style-name="T203">Клавиатура – это электронное устройство, содержащее внутри микросхемы и другие детали. Поэтому обращать</text:span><text:span text:style-name="T204">ся с ней следует бережно и аккуратно. Нельзя допускать загрязнения клавиатуры пылью, мелким мусором, металлическими скрепками пр. Нет нужды сильно стучать по клавишам. Движения ваших пальцев должны быть легкими, короткими и отрывистыми.</text:span></text:p>
      <text:p text:style-name="P205"/>
      <text:section text:name="Sect1" text:style-name="S1">
        <text:soft-page-break/>
        <text:list text:style-name="LFO2" text:continue-numbering="true">
          <text:list-item>
            <text:p text:style-name="P206"><text:span text:style-name="T207">Итог урока.</text:span></text:p>
          </text:list-item>
        </text:list>
        <text:p text:style-name="P208"><text:span text:style-name="T209">1. Ре</text:span><text:span text:style-name="T210">флексия</text:span></text:p>
        <text:p text:style-name="P211"><text:span text:style-name="T212">- Что вызвало больше трудностей?</text:span></text:p>
        <text:p text:style-name="P213"><text:span text:style-name="T214">-Как вы оцениваете свою работу на уроке?</text:span></text:p>
        <text:list text:style-name="LFO2" text:continue-numbering="true">
          <text:list-item>
            <text:p text:style-name="P215"><text:span text:style-name="T216">Задавание на дом.</text:span></text:p>
          </text:list-item>
        </text:list>
        <text:p text:style-name="P217"><text:span text:style-name="T218">Записи в тетрадях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2" style:display-name="Заголовок 2" style:family="paragraph" style:parent-style-name="Заголовок" style:next-style-name="Основнойтекст" style:default-outline-level="2">
      <style:paragraph-properties fo:margin-top="0.1388in"/>
      <style:text-properties style:font-name="Liberation Serif" style:font-name-asian="SimSu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Заголовок" style:next-style-name="Основнойтекст" style:default-outline-level="3">
      <style:paragraph-properties fo:margin-top="0.0972in"/>
      <style:text-properties style:font-name="Liberation Serif" style:font-name-asian="SimSun" fo:font-weight="bold" style:font-weight-asian="bold" style:font-weight-complex="bold" fo:hyphenate="false"/>
    </style: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OpenSymbol" fo:font-size="14pt" style:font-size-asian="14pt" style:font-size-complex="14pt"/>
    </style:style>
    <style:style style:name="WW8Num3z1" style:display-name="WW8Num3z1" style:family="text">
      <style:text-properties style:font-name="OpenSymbol" style:font-name-complex="OpenSymbol"/>
    </style:style>
    <style:style style:name="WW8Num4z0" style:display-name="WW8Num4z0" style:family="text">
      <style:text-properties style:font-name="Times New Roman" style:font-name-complex="Times New Roman" fo:font-size="14pt" style:font-size-asian="14pt" style:font-size-complex="14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complex="OpenSymbol"/>
    </style:style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2z1" style:display-name="WW8Num2z1" style:family="text">
      <style:text-properties style:font-name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complex="Wingdings" fo:font-size="10pt" style:font-size-asian="10pt"/>
    </style:style>
    <style:style style:name="WW8Num3z2" style:display-name="WW8Num3z2" style:family="text">
      <style:text-properties style:font-name="Wingdings" style:font-name-complex="Wingdings" fo:font-size="10pt" style:font-size-asian="10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7z0" style:display-name="WW8Num7z0" style:family="text">
      <style:text-properties fo:font-weight="bold" style:font-weight-asian="bold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Основнойшрифтабзаца1" style:display-name="Основной шрифт абзаца1" style:family="text"/>
    <style:style style:name="Символнумерации" style:display-name="Символ нумерации" style:family="text"/>
    <style:style style:name="Маркерысписка" style:display-name="Маркеры списка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Гиперссылка" style:display-name="Гиперссылка" style:family="text">
      <style:text-properties fo:color="#000080" style:text-underline-type="single" style:text-underline-style="solid" style:text-underline-width="auto" style:text-underline-mode="continuous"/>
    </style:style>
    <style:style style:name="Заголовок" style:display-name="Заголовок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Mangal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Указатель1" style:display-name="Указатель1" style:family="paragraph" style:parent-style-name="Обычный">
      <style:paragraph-properties text:number-lines="false"/>
      <style:text-properties style:font-name-complex="Mangal" fo:hyphenate="false"/>
    </style:style>
    <style:style style:name="Обычныйвеб" style:display-name="Обычный (веб)" style:family="paragraph" style:parent-style-name="Обычный">
      <style:paragraph-properties fo:margin-top="0.1944in" fo:margin-bottom="0.1944in"/>
      <style:text-properties fo:hyphenate="false"/>
    </style:style>
    <style:style style:name="Standard" style:display-name="Standard" style:family="paragraph">
      <style:paragraph-properties style:vertical-align="baseline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rmalWeb" style:display-name="Normal (Web)" style:family="paragraph" style:parent-style-name="Standard">
      <style:paragraph-properties fo:margin-top="0.1944in" fo:margin-bottom="0.0986in" fo:line-height="120%"/>
      <style:text-properties fo:hyphenate="false"/>
    </style:style>
    <style:style style:name="Содержимоеврезки" style:display-name="Содержимое врезки" style:family="paragraph" style:parent-style-name="Обычный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>
        <style:list-level-properties text:space-before="0in" text:min-label-width="0in"/>
      </text:outline-level-style>
      <text:outline-level-style text:level="3" style:num-format="">
        <style:list-level-properties text:space-before="0in" text:min-label-width="0in"/>
      </text:outline-level-style>
    </text:outline-style>
    <style:style style:name="WW_CharLFO2LVL1" style:family="text">
      <style:text-properties fo:font-weight="bold" style:font-weight-asian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">
        <style:list-level-properties text:space-before="0in" text:min-label-width="0in"/>
      </text:list-level-style-number>
      <text:list-level-style-number text:level="2" style:num-format="">
        <style:list-level-properties text:space-before="0in" text:min-label-width="0in"/>
      </text:list-level-style-number>
      <text:list-level-style-number text:level="3" style:num-format="">
        <style:list-level-properties text:space-before="0in" text:min-label-width="0in"/>
      </text:list-level-style-number>
      <text:list-level-style-number text:level="4" style:num-format="">
        <style:list-level-properties text:space-before="0in" text:min-label-width="0in"/>
      </text:list-level-style-number>
      <text:list-level-style-number text:level="5" style:num-format="">
        <style:list-level-properties text:space-before="0in" text:min-label-width="0in"/>
      </text:list-level-style-number>
      <text:list-level-style-number text:level="6" style:num-format="">
        <style:list-level-properties text:space-before="0in" text:min-label-width="0in"/>
      </text:list-level-style-number>
      <text:list-level-style-number text:level="7" style:num-format="">
        <style:list-level-properties text:space-before="0in" text:min-label-width="0in"/>
      </text:list-level-style-number>
      <text:list-level-style-number text:level="8" style:num-format="">
        <style:list-level-properties text:space-before="0in" text:min-label-width="0in"/>
      </text:list-level-style-number>
      <text:list-level-style-number text:level="9" style:num-format="">
        <style:list-level-properties text:space-before="0in" text:min-label-width="0in"/>
      </text:list-level-style-number>
    </text:list-style>
    <text:list-style style:name="LFO2">
      <text:list-level-style-number text:level="1" text:style-name="WW_CharLFO2LVL1" style:num-suffix="." style:num-format="I" text:start-value="3">
        <style:list-level-properties text:space-before="0in" text:min-label-width="0.5in"/>
      </text:list-level-style-number>
    </text:list-style>
    <style:page-layout style:name="PL0">
      <style:page-layout-properties fo:page-width="8.268in" fo:page-height="11.693in" style:print-orientation="portrait" fo:margin-top="0.375in" fo:margin-left="0.75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«Утверждаю»</dc:title>
    <meta:initial-creator>Admin</meta:initial-creator>
    <dc:creator>HP1</dc:creator>
    <meta:creation-date>2020-04-24T11:38:00Z</meta:creation-date>
    <dc:date>2020-04-24T11:38:00Z</dc:date>
    <meta:print-date>1601-01-01T00:00:00Z</meta:print-date>
    <meta:template xlink:href="Normal" xlink:type="simple"/>
    <meta:editing-cycles>2</meta:editing-cycles>
    <meta:editing-duration>PT60S</meta:editing-duration>
    <meta:document-statistic meta:page-count="3" meta:paragraph-count="13" meta:word-count="972" meta:character-count="6506" meta:row-count="46" meta:non-whitespace-character-count="5547"/>
  </office:meta>
</office:document-meta>
</file>